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5-08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4-12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4-06-2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4-03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10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2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10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2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30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1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8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5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2019-04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25091405601</text:p>
          </table:table-cell>
          <table:table-cell office:value-type="string" calcext:value-type="string">
            <text:p>083N07W29AAC <text:s text:c="7"/>1996NAWQA City of Cedar Rapids</text:p>
          </table:table-cell>
          <table:table-cell office:value-type="string" calcext:value-type="string">
            <text:p>1997-07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90" meta:object-count="0"/>
    <meta:user-defined meta:name="AppVersion">3.0</meta:user-defined>
  </office:meta>
</office:document-meta>
</file>